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5216" calcext:value-type="float">
            <text:p>5216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Apr 2, 2018 9:04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280" calcext:value-type="float">
            <text:p>1280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Apr 1, 2018 5:38:1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203" calcext:value-type="float">
            <text:p>120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Apr 2, 2018 7:0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123" calcext:value-type="float">
            <text:p>1123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Mar 30, 2018 12:0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060" calcext:value-type="float">
            <text:p>1060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Mar 31, 2018 8:3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989" calcext:value-type="float">
            <text:p>989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Mar 31, 2018 9:30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Apr 1, 2018 6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877" calcext:value-type="float">
            <text:p>877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Mar 31, 2018 5:55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846" calcext:value-type="float">
            <text:p>84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Apr 1, 2018 5:42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757" calcext:value-type="float">
            <text:p>75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Apr 1, 2018 8:54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Apr 1, 2018 7:5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656" calcext:value-type="float">
            <text:p>656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Mar 31, 2018 2:07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638" calcext:value-type="float">
            <text:p>63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Apr 2, 2018 8:5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608" calcext:value-type="float">
            <text:p>608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Mar 26, 2018 9:47:2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Mar 30, 2018 3:49:1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585" calcext:value-type="float">
            <text:p>585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Mar 31, 2018 11:31:1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576" calcext:value-type="float">
            <text:p>57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Apr 2, 2018 8:31:2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549" calcext:value-type="float">
            <text:p>549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Apr 1, 2018 6:27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512" calcext:value-type="float">
            <text:p>51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Mar 29, 2018 10:10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494" calcext:value-type="float">
            <text:p>49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Apr 1, 2018 2:59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Apr 1, 2018 6:2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448" calcext:value-type="float">
            <text:p>448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Apr 1, 2018 7:49:3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24" calcext:value-type="float">
            <text:p>424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Mar 31, 2018 8:2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414" calcext:value-type="float">
            <text:p>41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Mar 31, 2018 1:19:0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403" calcext:value-type="float">
            <text:p>403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Mar 31, 2018 11:29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398" calcext:value-type="float">
            <text:p>39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Mar 31, 2018 6:08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395" calcext:value-type="float">
            <text:p>395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Apr 1, 2018 1:1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395" calcext:value-type="float">
            <text:p>395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Mar 30, 2018 7:48:4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394" calcext:value-type="float">
            <text:p>394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Apr 2, 2018 9:46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393" calcext:value-type="float">
            <text:p>39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Mar 31, 2018 10:07:4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393" calcext:value-type="float">
            <text:p>39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Mar 26, 2018 9:47:2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393" calcext:value-type="float">
            <text:p>39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Mar 30, 2018 10:50:2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391" calcext:value-type="float">
            <text:p>39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Apr 2, 2018 10:27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387" calcext:value-type="float">
            <text:p>387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Mar 31, 2018 4:32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380" calcext:value-type="float">
            <text:p>38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Apr 2, 2018 9:07:1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376" calcext:value-type="float">
            <text:p>376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Apr 1, 2018 2:25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372" calcext:value-type="float">
            <text:p>37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Mar 26, 2018 11:3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368" calcext:value-type="float">
            <text:p>368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Apr 2, 2018 10:10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364" calcext:value-type="float">
            <text:p>36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Mar 31, 2018 12:2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362" calcext:value-type="float">
            <text:p>362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Mar 26, 2018 9:47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362" calcext:value-type="float">
            <text:p>36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Mar 27, 2018 9:0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352" calcext:value-type="float">
            <text:p>352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Apr 1, 2018 3:1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36" calcext:value-type="float">
            <text:p>33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Mar 31, 2018 8:10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35" calcext:value-type="float">
            <text:p>335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Apr 2, 2018 9:29:5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32" calcext:value-type="float">
            <text:p>33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Mar 26, 2018 5:1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322" calcext:value-type="float">
            <text:p>32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Mar 28, 2018 5:40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18" calcext:value-type="float">
            <text:p>31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Apr 2, 2018 9:11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16" calcext:value-type="float">
            <text:p>316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Mar 30, 2018 7:0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314" calcext:value-type="float">
            <text:p>314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Mar 30, 2018 5:0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314" calcext:value-type="float">
            <text:p>31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Mar 31, 2018 9:14:2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313" calcext:value-type="float">
            <text:p>31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Mar 29, 2018 2:51:5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13" calcext:value-type="float">
            <text:p>31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Mar 24, 2018 1:4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308" calcext:value-type="float">
            <text:p>308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Apr 2, 2018 9:30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Mar 29, 2018 9:55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307" calcext:value-type="float">
            <text:p>30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Mar 29, 2018 9:1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Apr 1, 2018 9:37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287" calcext:value-type="float">
            <text:p>28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Mar 28, 2018 2:5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279" calcext:value-type="float">
            <text:p>279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Mar 26, 2018 8:14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75" calcext:value-type="float">
            <text:p>27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Mar 20, 2018 2:02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272" calcext:value-type="float">
            <text:p>27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Mar 31, 2018 2:20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Apr 1, 2018 8:2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Mar 28, 2018 3:05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258" calcext:value-type="float">
            <text:p>258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Mar 20, 2018 9:28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258" calcext:value-type="float">
            <text:p>25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Apr 2, 2018 9:30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253" calcext:value-type="float">
            <text:p>253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Apr 2, 2018 10:2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Mar 27, 2018 5:47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49" calcext:value-type="float">
            <text:p>249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Mar 22, 2018 11:03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244" calcext:value-type="float">
            <text:p>24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Apr 2, 2018 10:42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Apr 2, 2018 7:1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39" calcext:value-type="float">
            <text:p>23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Apr 2, 2018 8:0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20, 2017 11:14:23 A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Mar 20, 2018 8:2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228" calcext:value-type="float">
            <text:p>22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Mar 29, 2018 11:2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25" calcext:value-type="float">
            <text:p>2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Mar 22, 2018 1:09:3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23" calcext:value-type="float">
            <text:p>22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Mar 26, 2018 9:06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Mar 28, 2018 4:55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16" calcext:value-type="float">
            <text:p>21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Mar 20, 2018 5:49:3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16" calcext:value-type="float">
            <text:p>2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Mar 21, 2018 2:1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Mar 31, 2018 10:12:3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Mar 22, 2018 1:59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214" calcext:value-type="float">
            <text:p>214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Apr 2, 2018 8:04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Mar 31, 2018 8:10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06" calcext:value-type="float">
            <text:p>20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Mar 21, 2018 10:42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202" calcext:value-type="float">
            <text:p>20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Mar 20, 2018 8:1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201" calcext:value-type="float">
            <text:p>20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Mar 29, 2018 3:34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Mar 28, 2018 4:13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195" calcext:value-type="float">
            <text:p>19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Apr 1, 2018 10:2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Apr 1, 2018 11:0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Mar 30, 2018 9:27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Mar 20, 2018 8:2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Apr 2, 2018 9:07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Apr 1, 2018 7:4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Mar 20, 2018 8:5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Mar 29, 2018 1:25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Mar 29, 2018 9:27:3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Mar 23, 2018 3:3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Mar 27, 2018 7:4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Mar 20, 2018 6:57:0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Mar 26, 2018 12:59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Mar 24, 2018 11:42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Mar 20, 2018 10:1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Mar 20, 2018 6:5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Mar 26, 2018 10:0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Apr 2, 2018 10:32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Mar 20, 2018 10:1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r 22, 2018 3:55:35 P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Mar 26, 2018 9:47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Mar 26, 2018 8:3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Mar 20, 2018 9:08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Mar 20, 2018 6:5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Apr 1, 2018 12:1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Mar 26, 2018 11:04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64" calcext:value-type="float">
            <text:p>16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Mar 29, 2018 2:0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64" calcext:value-type="float">
            <text:p>16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Apr 1, 2018 8:1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62" calcext:value-type="float">
            <text:p>16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Mar 31, 2018 11:51:3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Mar 31, 2018 2:20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Mar 28, 2018 12:55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Mar 28, 2018 3:0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Mar 20, 2018 8:53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59" calcext:value-type="float">
            <text:p>159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Mar 28, 2018 8:06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Mar 22, 2018 10:2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Apr 2, 2018 9:46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Mar 28, 2018 5:25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Mar 31, 2018 8:3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55" calcext:value-type="float">
            <text:p>15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Apr 2, 2018 9:10:4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Mar 20, 2018 9:1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Apr 1, 2018 10:48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Mar 28, 2018 8:48:3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Mar 24, 2018 11:4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Mar 20, 2018 8:46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Mar 26, 2018 9:1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Mar 23, 2018 11:57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Mar 20, 2018 8:2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Apr 1, 2018 9:1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Mar 20, 2018 8:4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Mar 20, 2018 10:13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r 30, 2018 11:05:2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Apr 2, 2018 9:47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Mar 20, 2018 10:1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Mar 27, 2018 10:38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Mar 20, 2018 9:1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Mar 20, 2018 7:45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Mar 26, 2018 6:0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Mar 22, 2018 3:16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Mar 21, 2018 11:23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Mar 27, 2018 8:35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Mar 20, 2018 9:18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Mar 20, 2018 8:1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Mar 20, 2018 7:5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Mar 20, 2018 8:39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Apr 2, 2018 9:4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Mar 20, 2018 8:4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Mar 28, 2018 5:29:0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Apr 1, 2018 9:50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Apr 1, 2018 9:13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Mar 29, 2018 9:07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Apr 1, 2018 5:50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Mar 20, 2018 9:16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Mar 24, 2018 11:42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Mar 23, 2018 3:15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Mar 29, 2018 10:3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Mar 20, 2018 8:35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Mar 20, 2018 7:1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Mar 15, 2018 10:58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Mar 20, 2018 8:2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Mar 20, 2018 8:28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Mar 20, 2018 8:2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Mar 20, 2018 7:11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Mar 28, 2018 10:14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Mar 23, 2018 12:03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Mar 26, 2018 3:2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Mar 20, 2018 2:08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Mar 25, 2018 4:54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Mar 18, 2018 7:4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Apr 2, 2018 2:1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Mar 20, 2018 11:45:1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Mar 20, 2018 7:5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Jun 1, 2017 10:41:32 A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Mar 29, 2018 10:1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Mar 23, 2018 2:55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Mar 20, 2018 8:5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Apr 1, 2018 6:3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Mar 22, 2018 2:04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Mar 25, 2018 3:52:1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Mar 31, 2018 8:5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Mar 31, 2018 3:47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Mar 23, 2018 11:37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Mar 31, 2018 6:0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Mar 24, 2018 11:44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Mar 23, 2018 10:32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Mar 22, 2018 5:0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Mar 26, 2018 4:56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Apr 1, 2018 10:1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Apr 1, 2018 7:2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Mar 27, 2018 10:2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Mar 27, 2018 1:5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Nov 30, 2017 4:00:42 P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Apr 1, 2018 11:17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Mar 27, 2018 6:02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Mar 21, 2018 10:58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Mar 21, 2018 4:04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Mar 15, 2018 10:4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Mar 22, 2018 5:26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Mar 20, 2018 9:12:4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Mar 21, 2018 11:36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Mar 20, 2018 8:26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Mar 20, 2018 8:3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Mar 20, 2018 9:20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Mar 20, 2018 8:2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Mar 20, 2018 8:56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Mar 8, 2018 3:13:43 P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Mar 27, 2018 1:02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Mar 31, 2018 10:43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Mar 24, 2018 5:4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Mar 27, 2018 9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Apr 2, 2018 9:3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Apr 1, 2018 5:15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Mar 26, 2018 1:0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Apr 2, 2018 10:03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Apr 2, 2018 8:0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Mar 20, 2018 8:01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Mar 20, 2018 8:5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Mar 20, 2018 8:28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92" calcext:value-type="float">
            <text:p>9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Mar 29, 2018 11:0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Mar 20, 2018 10:05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Mar 21, 2018 10:28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Mar 20, 2018 8:32:4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92" calcext:value-type="float">
            <text:p>9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Mar 20, 2018 8:46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Mar 29, 2018 4:27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Mar 31, 2018 4:53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Mar 20, 2018 10:09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Mar 20, 2018 10:09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Apr 1, 2018 12:37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Mar 20, 2018 10:1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Mar 20, 2018 10:16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Mar 20, 2018 10:10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Mar 29, 2018 4:23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Mar 20, 2018 8:13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Mar 20, 2018 8:19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Mar 31, 2018 7:38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Mar 31, 2018 6:39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Mar 30, 2018 6:44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Apr 1, 2018 5:05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Mar 20, 2018 9:4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Mar 20, 2018 7:13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Mar 20, 2018 9:08:5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Mar 20, 2018 10:13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Mar 20, 2018 9:43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Mar 22, 2018 7:05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Mar 26, 2018 9:2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Mar 31, 2018 8:1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Mar 23, 2018 12:03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Mar 15, 2018 7:4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Mar 27, 2018 7:09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Mar 26, 2018 10:14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Mar 20, 2018 8:19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82" calcext:value-type="float">
            <text:p>8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Mar 19, 2018 4:07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Mar 20, 2018 8:5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Mar 20, 2018 8:4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Mar 22, 2018 2:24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Mar 20, 2018 8:50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Mar 31, 2018 7:2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Mar 20, 2018 10:0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Mar 26, 2018 4:55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Mar 26, 2018 10:3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Mar 22, 2018 3:34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Mar 29, 2018 10:48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Mar 20, 2018 9:29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Mar 20, 2018 9:44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Mar 23, 2018 2:06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Apr 1, 2018 8:0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Mar 7, 2018 8:50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Mar 20, 2018 7:1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Feb 24, 2018 10:0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Mar 20, 2018 8:13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Jun 13, 2017 3:59:54 P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Apr 2, 2018 9:13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Mar 13, 2018 9:05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Mar 20, 2018 9:0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Mar 28, 2018 12:2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Mar 22, 2018 11:44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Mar 23, 2018 1:26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Mar 26, 2018 6:55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Mar 27, 2018 1:58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Apr 2, 2018 10:0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Mar 28, 2018 8:54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Mar 20, 2018 8:15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Mar 28, 2018 2:29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Mar 29, 2018 8:44:47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Mar 29, 2018 4:5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Mar 28, 2018 4:21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Mar 20, 2018 8:50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Mar 26, 2018 3:1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Mar 21, 2018 9:58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Apr 1, 2018 8:30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Mar 27, 2018 11:0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Jan 13, 2018 12:1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Mar 28, 2018 4:16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Mar 20, 2018 10:2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Mar 20, 2018 8:5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Mar 20, 2018 8:3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Mar 21, 2018 7:1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Mar 29, 2018 10:2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Mar 20, 2018 9:1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Mar 30, 2018 7:41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Mar 29, 2018 5:14:2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Mar 20, 2018 8:2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Mar 20, 2018 8:50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Mar 20, 2018 9:2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Apr 1, 2018 11:0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Mar 20, 2018 8:3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Mar 29, 2018 10:0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Mar 28, 2018 11:48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Mar 27, 2018 7:3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Apr 1, 2018 10:18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Mar 20, 2018 9:16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Mar 25, 2018 7:46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Mar 30, 2018 11:05:2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64" calcext:value-type="float">
            <text:p>6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Mar 22, 2018 2:24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Mar 18, 2018 7:22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Mar 20, 2018 1:11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Mar 26, 2018 10:0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Mar 20, 2018 7:50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Mar 29, 2018 8:45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Mar 29, 2018 4:36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Mar 20, 2018 8:37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Mar 20, 2018 8:24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Mar 20, 2018 8:2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Mar 17, 2018 9:0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Mar 21, 2018 7:06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Mar 28, 2018 4:38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Mar 20, 2018 8:59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Mar 20, 2018 8:5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Mar 28, 2018 3:58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Mar 28, 2018 6:15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Mar 20, 2018 8:54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Mar 20, 2018 8:49:5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Mar 29, 2018 8:45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Mar 20, 2018 7:58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Mar 20, 2018 9:3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Mar 26, 2018 10:36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Mar 23, 2018 10:30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Mar 29, 2018 9:5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Mar 24, 2018 3:05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Mar 27, 2018 8:2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Mar 20, 2018 8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Mar 26, 2018 4:5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Mar 29, 2018 12:3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Mar 31, 2018 8:42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Mar 28, 2018 3:07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36" xlink:type="simple">Dúvida | Como Consultar Pedido Venda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Mar 16, 2018 4:01:34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Apr 1, 2018 2:3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Mar 20, 2018 9:1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Mar 20, 2018 9:0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Apr 1, 2018 1:38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Mar 20, 2018 8:45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Mar 26, 2018 10:4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Mar 27, 2018 10:5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Mar 20, 2018 9:4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Mar 26, 2018 12:03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30, 2017 10:05:38 A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Mar 16, 2018 6:55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Mar 20, 2018 8:57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Mar 23, 2018 3:12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Mar 23, 2018 3:28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Mar 29, 2018 2:11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Mar 29, 2018 10:3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Mar 18, 2018 5:3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Mar 20, 2018 8:4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Mar 20, 2018 10:10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Apr 2, 2018 9:4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Mar 23, 2018 4:18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Mar 20, 2018 8:24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Mar 18, 2018 10:1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Mar 24, 2018 7:1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Mar 20, 2018 9:0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Apr 2, 2018 7:16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Mar 24, 2018 12:4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Mar 30, 2018 11:0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Mar 20, 2018 8:2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Mar 20, 2018 9:08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Mar 27, 2018 3:15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Mar 26, 2018 1:31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54" calcext:value-type="float">
            <text:p>5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Apr 1, 2018 8:50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Mar 20, 2018 8:2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Mar 24, 2018 3:2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Mar 22, 2018 11:1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53" calcext:value-type="float">
            <text:p>53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Mar 27, 2018 8:24:0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Apr 1, 2018 3:46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Mar 23, 2018 5:31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Mar 29, 2018 3:06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Mar 18, 2018 11:3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Apr 1, 2018 3:04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Mar 27, 2018 10:2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Mar 29, 2018 4:49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Mar 20, 2018 10:0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Apr 1, 2018 9:0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Mar 27, 2018 8:1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Mar 31, 2018 2:28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Mar 20, 2018 10:0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Mar 20, 2018 9:3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Mar 20, 2018 10:26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Apr 1, 2018 3:1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Mar 26, 2018 11:1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Mar 17, 2018 8:24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Mar 19, 2018 4:48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Mar 18, 2018 8:24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Mar 17, 2018 5:5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Mar 18, 2018 4:37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Mar 20, 2018 9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Mar 22, 2018 2:0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Mar 20, 2018 2:56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Mar 20, 2018 9:4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Apr 2, 2018 8:3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Mar 27, 2018 9:1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04" xlink:type="simple">Dúvida | Como Consultar Proposta Compra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Mar 16, 2018 2:58:42 P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Mar 30, 2018 1:09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Mar 20, 2018 8:3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Mar 16, 2018 12:38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Mar 20, 2018 8:4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93" xlink:type="simple">Dúvida | Como Incluir Proposta Compra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Mar 16, 2018 3:03:41 P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Apr 2, 2018 8:02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Mar 26, 2018 6:4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Mar 9, 2018 11:18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Mar 20, 2018 9:41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Mar 20, 2018 8:53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Mar 20, 2018 9:1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Mar 26, 2018 7:09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Mar 26, 2018 4:45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Mar 23, 2018 9:3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Apr 1, 2018 3:05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Mar 26, 2018 1:31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Mar 29, 2018 5:14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Mar 29, 2018 5:2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Nov 13, 2017 2:21:57 P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Mar 28, 2018 12:36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19" xlink:type="simple">Dúvida | Como Emitir Nota Fiscal Devolução Para Fornecedor Baixando Estoque Troca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Mar 14, 2018 10:59:05 AM</text:p>
          </table:table-cell>
          <table:table-cell office:value-type="string" calcext:value-type="string">
            <text:p>Mar 16, 2018 9:43:21 AM</text:p>
          </table:table-cell>
          <table:table-cell office:value-type="string" calcext:value-type="string">
            <text:p>Mar 15, 2018 4:27:07 PM</text:p>
          </table:table-cell>
          <table:table-cell office:value-type="string" calcext:value-type="string">
            <text:p>Mar 27, 2018 5:49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Mar 27, 2018 11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Mar 26, 2018 2:10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Nov 3, 2017 4:04:50 P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Mar 23, 2018 7:14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Mar 20, 2018 9:15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Mar 20, 2018 9:4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Mar 18, 2018 7:21:5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Mar 29, 2018 10:19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Mar 22, 2018 11:2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Mar 22, 2018 4:46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Mar 23, 2018 10:1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Mar 18, 2018 2:0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Mar 18, 2018 7:24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Mar 20, 2018 6:5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Mar 21, 2018 12:4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Mar 22, 2018 2:33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Mar 31, 2018 3:3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Mar 22, 2018 11:3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Mar 28, 2018 6:4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Mar 24, 2018 8:07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Mar 23, 2018 7:0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Mar 20, 2018 9:45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Mar 20, 2018 10:1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Mar 28, 2018 6:26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Oct 23, 2017 4:4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Mar 18, 2018 4:2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Mar 13, 2018 2:44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Mar 27, 2018 1:49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Mar 23, 2018 3:4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Mar 26, 2018 11:3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Mar 15, 2018 5:1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Mar 20, 2018 8:2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Mar 23, 2018 11:5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Mar 20, 2018 9:4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Mar 20, 2018 10:12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Mar 26, 2018 10:30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Mar 29, 2018 10:31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Mar 27, 2018 1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Mar 22, 2018 2:27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Mar 23, 2018 10:5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Mar 16, 2018 2:1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Mar 31, 2018 8:5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Mar 20, 2018 6:5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Mar 25, 2018 3:25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Mar 20, 2018 8:02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Mar 26, 2018 4:48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Mar 26, 2018 4:52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Jan 16, 2018 11:35:44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Mar 28, 2018 6:3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Mar 7, 2018 8:5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Mar 21, 2018 3:04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Mar 22, 2018 2:32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Mar 14, 2018 7:35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Mar 20, 2018 8:28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Mar 20, 2018 11:5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Mar 23, 2018 1:1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Mar 30, 2018 11:2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Dúvida | Como Gerar Registro 0220 Fator Conversão SPED Fiscal Integral?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Mar 15, 2018 9:14:03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Mar 29, 2018 8:5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7" xlink:type="simple">Dúvida | Como Transferir Estoque Depósito Para Troca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Mar 14, 2018 3:22:35 PM</text:p>
          </table:table-cell>
          <table:table-cell office:value-type="string" calcext:value-type="string">
            <text:p>Mar 16, 2018 10:19:28 AM</text:p>
          </table:table-cell>
          <table:table-cell office:value-type="string" calcext:value-type="string">
            <text:p>Mar 15, 2018 4:28:11 PM</text:p>
          </table:table-cell>
          <table:table-cell office:value-type="string" calcext:value-type="string">
            <text:p>Mar 29, 2018 11:38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Mar 18, 2018 9:4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Mar 26, 2018 2:1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Mar 22, 2018 2:27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Mar 26, 2018 2:09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Mar 25, 2018 2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Mar 16, 2018 12:00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Mar 20, 2018 8:28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Apr 2, 2018 12:5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Mar 21, 2018 9:3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Mar 20, 2018 9:44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Mar 20, 2018 9:4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Mar 20, 2018 9:4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Mar 20, 2018 8:2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37" xlink:type="simple">Dúvida | Como Emitir Nota Fiscal Quebra Baixando Estoque Troca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Mar 14, 2018 12:37:21 PM</text:p>
          </table:table-cell>
          <table:table-cell office:value-type="string" calcext:value-type="string">
            <text:p>Mar 16, 2018 9:15:28 AM</text:p>
          </table:table-cell>
          <table:table-cell office:value-type="string" calcext:value-type="string">
            <text:p>Mar 15, 2018 4:27:09 PM</text:p>
          </table:table-cell>
          <table:table-cell office:value-type="string" calcext:value-type="string">
            <text:p>Mar 28, 2018 8:4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Mar 25, 2018 4:5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Mar 24, 2018 12:0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Mar 22, 2018 2:33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Mar 22, 2018 2:31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Mar 22, 2018 2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Mar 24, 2018 8:10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Mar 20, 2018 8:28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Apr 2, 2018 3:2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Mar 20, 2018 9:4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Mar 16, 2018 5:29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Nov 23, 2017 2:02:10 P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Mar 27, 2018 5:55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Mar 27, 2018 3:2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Inclusão Registro J150 Gerar Arquivo ECD Contábil Integ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Feb 7, 2018 10:50:09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Mar 27, 2018 8:4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Mar 20, 2018 8:3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Mar 22, 2018 2:26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Mar 30, 2018 3:32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Mar 26, 2018 2:09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Mar 26, 2018 4:11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Mar 31, 2018 7:1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Mar 23, 2018 2:08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Mar 28, 2018 2:55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Mar 23, 2018 12:55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Mar 22, 2018 8:06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Mar 26, 2018 2:10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Mar 18, 2018 5:15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Mar 20, 2018 8:3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Mar 20, 2018 8:28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Mar 13, 2018 6:11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Apr 1, 2018 7:0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Mar 20, 2018 9:4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Mar 31, 2018 1:1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Apr 2, 2018 7:5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Dúvida | Como Consultar Pesquisa Preço Dentro Sistema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Mar 15, 2018 9:10:52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Mar 29, 2018 12:4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Mar 20, 2018 8:3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Mar 26, 2018 2:1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Mar 22, 2018 2:26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Mar 22, 2018 2:30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Mar 22, 2018 2:3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Mar 20, 2018 7:1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Mar 20, 2018 2:1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Mar 20, 2018 8:2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Mar 20, 2018 8:5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Mar 26, 2018 5:23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Mar 31, 2018 10:22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Mar 22, 2018 5:02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Mar 27, 2018 3:2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Mar 30, 2018 4:18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Mar 28, 2018 3:03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Mar 8, 2018 11:58:25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Mar 8, 2018 11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Mar 21, 2018 8:3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Mar 20, 2018 10:08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Mar 29, 2018 9:2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Mar 22, 2018 9:43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Mar 26, 2018 4:3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5" xlink:type="simple">Dúvida | Como Lançar Débito Fornecedor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19, 2018 10:39:27 AM</text:p>
          </table:table-cell>
          <table:table-cell office:value-type="string" calcext:value-type="string">
            <text:p>Mar 19, 2018 3:57:41 PM</text:p>
          </table:table-cell>
          <table:table-cell office:value-type="string" calcext:value-type="string">
            <text:p>Mar 19, 2018 4:06:52 PM</text:p>
          </table:table-cell>
          <table:table-cell office:value-type="string" calcext:value-type="string">
            <text:p>Apr 1, 2018 12:02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Mar 13, 2018 12:1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Mar 18, 2018 9:02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Mar 23, 2018 9:0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Mar 19, 2018 12:08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Mar 22, 2018 9:50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Mar 20, 2018 9:2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Mar 22, 2018 12:59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Mar 20, 2018 3:26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Mar 22, 2018 8:05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Mar 23, 2018 9:5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Mar 23, 2018 1:49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Mar 23, 2018 9:19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Mar 25, 2018 2:57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Mar 27, 2018 8:4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Mar 28, 2018 3:0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Mar 26, 2018 12:17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03" xlink:type="simple">Dúvida | Como Configurar Empresa Simples Nacional Excesso Receita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Mar 16, 2018 11:07:44 AM</text:p>
          </table:table-cell>
          <table:table-cell office:value-type="string" calcext:value-type="string">
            <text:p>Mar 20, 2018 10:24:37 AM</text:p>
          </table:table-cell>
          <table:table-cell office:value-type="string" calcext:value-type="string">
            <text:p>Mar 16, 2018 2:18:23 PM</text:p>
          </table:table-cell>
          <table:table-cell office:value-type="string" calcext:value-type="string">
            <text:p>Apr 1, 2018 8:15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Mar 17, 2018 3:2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Mar 20, 2018 9:0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Mar 20, 2018 9:4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Mar 26, 2018 2:11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Mar 26, 2018 2:0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Mar 22, 2018 2:30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Mar 20, 2018 11:03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Apr 1, 2018 1:35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Mar 16, 2018 1:54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Mar 16, 2018 5:30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Mar 23, 2018 5:05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Mar 20, 2018 9:44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Mar 20, 2018 9:3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Mar 22, 2018 8:22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Mar 23, 2018 3:5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Contábi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an 24, 2018 5:09:53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Mar 28, 2018 11:3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14" xlink:type="simple">Dúvida | Como Cadastrar Histórico Módulo Contábi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Mar 1, 2018 3:09:33 PM</text:p>
          </table:table-cell>
          <table:table-cell office:value-type="string" calcext:value-type="string">
            <text:p>Mar 7, 2018 3:11:07 PM</text:p>
          </table:table-cell>
          <table:table-cell office:value-type="string" calcext:value-type="string">
            <text:p>Mar 2, 2018 9:06:17 AM</text:p>
          </table:table-cell>
          <table:table-cell office:value-type="string" calcext:value-type="string">
            <text:p>Mar 24, 2018 8:5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0" xlink:type="simple">Dúvida | Como Emitir Relatório Validade Modelo 39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Mar 14, 2018 2:44:00 PM</text:p>
          </table:table-cell>
          <table:table-cell office:value-type="string" calcext:value-type="string">
            <text:p>Mar 14, 2018 3:03:05 PM</text:p>
          </table:table-cell>
          <table:table-cell office:value-type="string" calcext:value-type="string">
            <text:p>Mar 15, 2018 4:27:11 PM</text:p>
          </table:table-cell>
          <table:table-cell office:value-type="string" calcext:value-type="string">
            <text:p>Mar 28, 2018 8:5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Mar 22, 2018 2:2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Mar 20, 2018 8:4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Mar 20, 2018 8:59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Mar 23, 2018 8:2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Mar 20, 2018 9:44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Mar 20, 2018 9:45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Mar 21, 2018 9:29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Mar 20, 2018 6:54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Feb 20, 2018 2:14:54 P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Mar 23, 2018 2:5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Mar 23, 2018 1:25:09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Mar 28, 2018 4:48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Mar 22, 2018 2:30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Mar 22, 2018 2:30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Mar 18, 2018 3:2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Mar 20, 2018 9:1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Mar 14, 2018 5:32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Mar 12, 2018 8:13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Mar 20, 2018 9:0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Mar 20, 2018 9:4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Mar 20, 2018 9:4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Mar 20, 2018 9:13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Mar 23, 2018 3:3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Mar 26, 2018 2:11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Mar 20, 2018 10:3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Mar 20, 2018 9:44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Mar 20, 2018 9:44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Mar 20, 2018 9:44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Mar 20, 2018 9:4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Mar 22, 2018 1:36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Mar 23, 2018 2:5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Mar 22, 2018 9:5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Mar 27, 2018 1:4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Mar 28, 2018 12:50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46" xlink:type="simple">Dúvida | Como Emitir Relatório Estoque Troca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Mar 14, 2018 2:12:44 PM</text:p>
          </table:table-cell>
          <table:table-cell office:value-type="string" calcext:value-type="string">
            <text:p>Mar 14, 2018 3:00:08 PM</text:p>
          </table:table-cell>
          <table:table-cell office:value-type="string" calcext:value-type="string">
            <text:p>Mar 15, 2018 4:27:10 PM</text:p>
          </table:table-cell>
          <table:table-cell office:value-type="string" calcext:value-type="string">
            <text:p>Mar 28, 2018 6:21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95" xlink:type="simple">Dúvida | Como Consultar Débito Fornecedor Pedido Compra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Mar 19, 2018 2:40:24 PM</text:p>
          </table:table-cell>
          <table:table-cell office:value-type="string" calcext:value-type="string">
            <text:p>Mar 19, 2018 3:30:26 PM</text:p>
          </table:table-cell>
          <table:table-cell office:value-type="string" calcext:value-type="string">
            <text:p>Mar 19, 2018 4:05:55 PM</text:p>
          </table:table-cell>
          <table:table-cell office:value-type="string" calcext:value-type="string">
            <text:p>Apr 1, 2018 9:3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Mar 26, 2018 2:12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Mar 12, 2018 8:09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Mar 13, 2018 5:30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Mar 20, 2018 9:4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Mar 23, 2018 1:22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Apr 1, 2018 5:20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Mar 26, 2018 9:14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Mar 20, 2018 8:0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Mar 23, 2018 7:2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Mar 20, 2018 6:5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Feb 20, 2018 3:24:39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Mar 26, 2018 4:37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Mar 26, 2018 3:4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office:value-type="string" calcext:value-type="string">
            <text:p>Mar 14, 2018 4:29:47 PM</text:p>
          </table:table-cell>
          <table:table-cell office:value-type="string" calcext:value-type="string">
            <text:p>Mar 23, 2018 3:1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Dúvida | Como Realizar Exportação Proposta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Mar 16, 2018 3:10:50 P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Mar 30, 2018 1:09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Mar 13, 2018 4:15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Mar 20, 2018 9:46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Mar 14, 2018 2:57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Mar 19, 2018 12:09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Mar 13, 2018 6:00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Mar 14, 2018 8:11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Mar 13, 2018 7:24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Feb 20, 2018 2:1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Feb 13, 2018 3:3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Mar 31, 2018 3:0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Mar 22, 2018 12:56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Mar 28, 2018 1:57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Mar 23, 2018 7:39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04" xlink:type="simple">Dúvida | Como Realizar Ajuste Itens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ar 5, 2018 2:36:21 PM</text:p>
          </table:table-cell>
          <table:table-cell office:value-type="string" calcext:value-type="string">
            <text:p>Mar 6, 2018 9:19:27 AM</text:p>
          </table:table-cell>
          <table:table-cell office:value-type="string" calcext:value-type="string">
            <text:p>Mar 8, 2018 2:48:05 PM</text:p>
          </table:table-cell>
          <table:table-cell office:value-type="string" calcext:value-type="string">
            <text:p>Mar 29, 2018 9:5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Mar 22, 2018 2:28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Mar 12, 2018 8:1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Mar 20, 2018 10:0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Mar 13, 2018 4:06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Mar 13, 2018 1:18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Mar 23, 2018 9:19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Mar 23, 2018 6:0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Dúvida | Como Realizar Importação Proposta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Mar 16, 2018 3:53:02 P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Mar 30, 2018 1:0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Dúvida | Como Consultar Log Transação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Mar 16, 2018 4:06:40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Mar 26, 2018 9:4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80" xlink:type="simple">Dúvida | Como Emitir Relatório Débito Fornecedor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Mar 19, 2018 11:35:56 AM</text:p>
          </table:table-cell>
          <table:table-cell office:value-type="string" calcext:value-type="string">
            <text:p>Mar 19, 2018 2:24:22 PM</text:p>
          </table:table-cell>
          <table:table-cell office:value-type="string" calcext:value-type="string">
            <text:p>Mar 19, 2018 4:06:55 PM</text:p>
          </table:table-cell>
          <table:table-cell office:value-type="string" calcext:value-type="string">
            <text:p>Mar 31, 2018 5:43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Mar 13, 2018 9:3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Mar 13, 2018 5:19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Mar 13, 2018 5:5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Mar 30, 2018 7:04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Mar 26, 2018 9:2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Mar 22, 2018 6:05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74" xlink:type="simple">Atualização | Melhoria Função 5 Alterar Produto Ajuste Itens Integral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 5, 2018 11:02:20 AM</text:p>
          </table:table-cell>
          <table:table-cell office:value-type="string" calcext:value-type="string">
            <text:p>Mar 5, 2018 2:14:21 PM</text:p>
          </table:table-cell>
          <table:table-cell office:value-type="string" calcext:value-type="string">
            <text:p>Mar 8, 2018 2:50:13 PM</text:p>
          </table:table-cell>
          <table:table-cell office:value-type="string" calcext:value-type="string">
            <text:p>Mar 29, 2018 9:51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62" xlink:type="simple">Atualização | Melhoria Função 4 Produtos Novos Ajuste Itens Integral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ar 5, 2018 9:28:24 AM</text:p>
          </table:table-cell>
          <table:table-cell office:value-type="string" calcext:value-type="string">
            <text:p>Mar 5, 2018 4:09:50 PM</text:p>
          </table:table-cell>
          <table:table-cell office:value-type="string" calcext:value-type="string">
            <text:p>Mar 8, 2018 2:49:43 PM</text:p>
          </table:table-cell>
          <table:table-cell office:value-type="string" calcext:value-type="string">
            <text:p>Mar 29, 2018 9:5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Mar 13, 2018 6:46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Mar 13, 2018 5:14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Mar 12, 2018 2:24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Mar 13, 2018 5:40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Mar 20, 2018 9:44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Mar 22, 2018 4:54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Mar 24, 2018 11:44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Apr 2, 2018 9:11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92" xlink:type="simple">Atualização | Melhoria Exibir Códigos Ajustes Tabela Função 5 Emissão Relatório Ajuste Itens Integral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Mar 5, 2018 2:03:48 PM</text:p>
          </table:table-cell>
          <table:table-cell office:value-type="string" calcext:value-type="string">
            <text:p>Mar 5, 2018 2:33:57 PM</text:p>
          </table:table-cell>
          <table:table-cell office:value-type="string" calcext:value-type="string">
            <text:p>Mar 8, 2018 2:50:36 PM</text:p>
          </table:table-cell>
          <table:table-cell office:value-type="string" calcext:value-type="string">
            <text:p>Mar 29, 2018 9:55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57" xlink:type="simple">Dúvida | Como Configurar Linha Tipo 34 35 DAPI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Mar 9, 2018 11:35:35 AM</text:p>
          </table:table-cell>
          <table:table-cell office:value-type="string" calcext:value-type="string">
            <text:p>Mar 9, 2018 12:53:25 PM</text:p>
          </table:table-cell>
          <table:table-cell office:value-type="string" calcext:value-type="string">
            <text:p>Mar 9, 2018 2:28:20 PM</text:p>
          </table:table-cell>
          <table:table-cell office:value-type="string" calcext:value-type="string">
            <text:p>Mar 29, 2018 3:08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office:value-type="string" calcext:value-type="string">
            <text:p>Mar 14, 2018 4:29:46 PM</text:p>
          </table:table-cell>
          <table:table-cell office:value-type="string" calcext:value-type="string">
            <text:p>Mar 22, 2018 7:35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78" xlink:type="simple">Dúvida | Como Emitir Nota Venda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15, 2018 1:25:14 PM</text:p>
          </table:table-cell>
          <table:table-cell office:value-type="string" calcext:value-type="string">
            <text:p>Mar 15, 2018 2:59:14 PM</text:p>
          </table:table-cell>
          <table:table-cell office:value-type="string" calcext:value-type="string">
            <text:p>Mar 15, 2018 3:44:19 PM</text:p>
          </table:table-cell>
          <table:table-cell office:value-type="string" calcext:value-type="string">
            <text:p>Mar 26, 2018 9:4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24" xlink:type="simple">Dúvida | Como Funciona Campo Grupo Gestão Filiais Novo Erp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Mar 20, 2018 2:06:19 PM</text:p>
          </table:table-cell>
          <table:table-cell office:value-type="string" calcext:value-type="string">
            <text:p>Mar 26, 2018 9:21:21 AM</text:p>
          </table:table-cell>
          <table:table-cell office:value-type="string" calcext:value-type="string">
            <text:p>Mar 20, 2018 4:04:18 PM</text:p>
          </table:table-cell>
          <table:table-cell office:value-type="string" calcext:value-type="string">
            <text:p>Mar 30, 2018 10:0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Mar 18, 2018 7:2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Mar 16, 2018 10:00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Mar 20, 2018 9:0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Mar 20, 2018 9:4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Mar 20, 2018 9:3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Mar 22, 2018 3:34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Mar 23, 2018 8:18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Mar 23, 2018 12:3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Mar 27, 2018 8:2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Mar 22, 2018 2:13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8" xlink:type="simple">Dúvida | Como Emitir Relatório Balancetes Módulo Contábil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ar 2, 2018 12:59:17 PM</text:p>
          </table:table-cell>
          <table:table-cell office:value-type="string" calcext:value-type="string">
            <text:p>Mar 7, 2018 3:52:36 PM</text:p>
          </table:table-cell>
          <table:table-cell office:value-type="string" calcext:value-type="string">
            <text:p>Mar 7, 2018 8:48:27 AM</text:p>
          </table:table-cell>
          <table:table-cell office:value-type="string" calcext:value-type="string">
            <text:p>Mar 23, 2018 9:3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Apr 2, 2018 7:5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Mar 20, 2018 9:1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Mar 18, 2018 7:24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Mar 20, 2018 6:52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Mar 22, 2018 2:28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Mar 17, 2018 2:06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Mar 12, 2018 8:11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Mar 22, 2018 8:56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office:value-type="string" calcext:value-type="string">
            <text:p>Mar 1, 2018 9:59:25 AM</text:p>
          </table:table-cell>
          <table:table-cell office:value-type="string" calcext:value-type="string">
            <text:p>Mar 22, 2018 4:2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Mar 7, 2018 11:28:01 A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Mar 26, 2018 4:37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98" xlink:type="simple">Dúvida | Como Configurar Empresa Simples Nacional CRT 02 Excesso Receita Novo NF-e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Mar 16, 2018 10:33:43 AM</text:p>
          </table:table-cell>
          <table:table-cell office:value-type="string" calcext:value-type="string">
            <text:p>Mar 20, 2018 10:20:31 AM</text:p>
          </table:table-cell>
          <table:table-cell office:value-type="string" calcext:value-type="string">
            <text:p>Mar 16, 2018 2:23:44 PM</text:p>
          </table:table-cell>
          <table:table-cell office:value-type="string" calcext:value-type="string">
            <text:p>Apr 2, 2018 9:34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Jan 26, 2018 2:1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Nov 15, 2017 3:54:1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Mar 20, 2018 8:2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Mar 20, 2018 4:21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Mar 26, 2018 4:37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84" xlink:type="simple">Atualização | Melhoria Função 7 Excluir NF Ajuste Itens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r 5, 2018 11:32:23 AM</text:p>
          </table:table-cell>
          <table:table-cell office:value-type="string" calcext:value-type="string">
            <text:p>Mar 5, 2018 2:14:12 PM</text:p>
          </table:table-cell>
          <table:table-cell office:value-type="string" calcext:value-type="string">
            <text:p>Mar 8, 2018 8:30:22 PM</text:p>
          </table:table-cell>
          <table:table-cell office:value-type="string" calcext:value-type="string">
            <text:p>Mar 30, 2018 7:18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3" xlink:type="simple">Dúvida | Como Solucionar Rejeição 471 Quando Informado NCM 00 Indevidamente Novo NF-e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 12, 2018 9:06:49 AM</text:p>
          </table:table-cell>
          <table:table-cell office:value-type="string" calcext:value-type="string">
            <text:p>Mar 12, 2018 2:39:02 PM</text:p>
          </table:table-cell>
          <table:table-cell office:value-type="string" calcext:value-type="string">
            <text:p>Mar 12, 2018 9:33:19 AM</text:p>
          </table:table-cell>
          <table:table-cell office:value-type="string" calcext:value-type="string">
            <text:p>Mar 23, 2018 12:59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9" xlink:type="simple">Dúvida | Como Atualizar Preços Tabela Atacado Pela Entrada Nota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 12, 2018 10:50:38 AM</text:p>
          </table:table-cell>
          <table:table-cell office:value-type="string" calcext:value-type="string">
            <text:p>Mar 14, 2018 9:10:42 AM</text:p>
          </table:table-cell>
          <table:table-cell office:value-type="string" calcext:value-type="string">
            <text:p>Mar 13, 2018 4:20:58 PM</text:p>
          </table:table-cell>
          <table:table-cell office:value-type="string" calcext:value-type="string">
            <text:p>Mar 29, 2018 5:2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59" xlink:type="simple">Dúvida | Como Realizar Abertura Novo Exercício Contábil Automático Integral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Mar 2, 2018 3:56:25 PM</text:p>
          </table:table-cell>
          <table:table-cell office:value-type="string" calcext:value-type="string">
            <text:p>Mar 23, 2018 2:36:07 PM</text:p>
          </table:table-cell>
          <table:table-cell office:value-type="string" calcext:value-type="string">
            <text:p>Mar 7, 2018 8:50:45 AM</text:p>
          </table:table-cell>
          <table:table-cell office:value-type="string" calcext:value-type="string">
            <text:p>Mar 30, 2018 7:3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Jan 10, 2018 5:4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0" xlink:type="simple">Dúvida | Como Emitir Relatório Filiais Cadastradas Módulo Contábil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r 2, 2018 11:44:02 AM</text:p>
          </table:table-cell>
          <table:table-cell office:value-type="string" calcext:value-type="string">
            <text:p>Mar 2, 2018 12:16:53 PM</text:p>
          </table:table-cell>
          <table:table-cell office:value-type="string" calcext:value-type="string">
            <text:p>Mar 7, 2018 8:48:18 AM</text:p>
          </table:table-cell>
          <table:table-cell office:value-type="string" calcext:value-type="string">
            <text:p>Apr 2, 2018 10:22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33" xlink:type="simple">Dúvida | Como Emitir Relatório Empresas Cadastradas Módulo Contábil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ar 2, 2018 10:29:41 AM</text:p>
          </table:table-cell>
          <table:table-cell office:value-type="string" calcext:value-type="string">
            <text:p>Mar 2, 2018 11:03:12 AM</text:p>
          </table:table-cell>
          <table:table-cell office:value-type="string" calcext:value-type="string">
            <text:p>Mar 7, 2018 8:48:08 AM</text:p>
          </table:table-cell>
          <table:table-cell office:value-type="string" calcext:value-type="string">
            <text:p>Apr 2, 2018 10:20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6" xlink:type="simple">Dúvida | Como Funciona Agente Desktop Linux Novo Erp?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Mar 13, 2018 9:56:38 AM</text:p>
          </table:table-cell>
          <table:table-cell office:value-type="string" calcext:value-type="string">
            <text:p>Mar 22, 2018 1:41:59 PM</text:p>
          </table:table-cell>
          <table:table-cell office:value-type="string" calcext:value-type="string">
            <text:p>Mar 26, 2018 9:00:53 AM</text:p>
          </table:table-cell>
          <table:table-cell office:value-type="string" calcext:value-type="string">
            <text:p>Mar 31, 2018 1:0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7" xlink:type="simple">Dúvida | NCM Não Obrigatório Novo Erp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22, 2018 9:47:07 AM</text:p>
          </table:table-cell>
          <table:table-cell office:value-type="string" calcext:value-type="string">
            <text:p>Mar 26, 2018 3:26:17 PM</text:p>
          </table:table-cell>
          <table:table-cell office:value-type="string" calcext:value-type="string">
            <text:p>Mar 26, 2018 3:10:43 PM</text:p>
          </table:table-cell>
          <table:table-cell office:value-type="string" calcext:value-type="string">
            <text:p>Mar 31, 2018 2:1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Mar 20, 2018 9:0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22" xlink:type="simple">Dúvida | Como Emitir Relatório Despesas x Faturamento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r 8, 2018 1:40:56 PM</text:p>
          </table:table-cell>
          <table:table-cell office:value-type="string" calcext:value-type="string">
            <text:p>Mar 8, 2018 3:51:42 PM</text:p>
          </table:table-cell>
          <table:table-cell office:value-type="string" calcext:value-type="string">
            <text:p>Mar 12, 2018 9:58:54 AM</text:p>
          </table:table-cell>
          <table:table-cell office:value-type="string" calcext:value-type="string">
            <text:p>Mar 25, 2018 1:02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99" xlink:type="simple">Dúvida | Como Funciona Preço Venda Tabela Preços Iguais Novo Erp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ar 14, 2018 9:27:48 AM</text:p>
          </table:table-cell>
          <table:table-cell office:value-type="string" calcext:value-type="string">
            <text:p>Mar 26, 2018 2:51:32 PM</text:p>
          </table:table-cell>
          <table:table-cell office:value-type="string" calcext:value-type="string">
            <text:p>Mar 26, 2018 9:40:51 AM</text:p>
          </table:table-cell>
          <table:table-cell office:value-type="string" calcext:value-type="string">
            <text:p>Mar 30, 2018 9:16:2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Feb 27, 2018 12:10:18 PM</text:p>
          </table:table-cell>
          <table:table-cell office:value-type="string" calcext:value-type="string">
            <text:p>Mar 1, 2018 9:59:21 AM</text:p>
          </table:table-cell>
          <table:table-cell office:value-type="string" calcext:value-type="string">
            <text:p>Mar 23, 2018 9:19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25" xlink:type="simple">Dúvida | Como Cadastrar Parâmetros Grupos Módulo Contábil Integral?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Mar 2, 2018 9:27:30 AM</text:p>
          </table:table-cell>
          <table:table-cell office:value-type="string" calcext:value-type="string">
            <text:p>Mar 2, 2018 9:59:07 AM</text:p>
          </table:table-cell>
          <table:table-cell office:value-type="string" calcext:value-type="string">
            <text:p>Mar 6, 2018 2:18:09 PM</text:p>
          </table:table-cell>
          <table:table-cell office:value-type="string" calcext:value-type="string">
            <text:p>Mar 20, 2018 7:2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10" xlink:type="simple">Dúvida | Como Configurar Alterar Regime Tributação Filial Novo NF-e?</text:a></text:p>
          </table:table-cell>
          <table:table-cell office:value-type="float" office:value="9" calcext:value-type="float">
            <text:p>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ar 20, 2018 9:21:57 AM</text:p>
          </table:table-cell>
          <table:table-cell office:value-type="string" calcext:value-type="string">
            <text:p>Mar 20, 2018 10:09:10 AM</text:p>
          </table:table-cell>
          <table:table-cell office:value-type="string" calcext:value-type="string">
            <text:p>Mar 22, 2018 6:43:33 PM</text:p>
          </table:table-cell>
          <table:table-cell office:value-type="string" calcext:value-type="string">
            <text:p>Mar 30, 2018 12:5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0" xlink:type="simple">Dúvida | Como Funciona Bloco Notas Novo Erp?</text:a>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r 13, 2018 3:04:07 PM</text:p>
          </table:table-cell>
          <table:table-cell office:value-type="string" calcext:value-type="string">
            <text:p>Mar 26, 2018 9:04:24 AM</text:p>
          </table:table-cell>
          <table:table-cell office:value-type="string" calcext:value-type="string">
            <text:p>Mar 26, 2018 9:02:52 AM</text:p>
          </table:table-cell>
          <table:table-cell office:value-type="string" calcext:value-type="string">
            <text:p>Mar 31, 2018 1:39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an 17, 2018 3:49:47 PM</text:p>
          </table:table-cell>
          <table:table-cell office:value-type="string" calcext:value-type="string">
            <text:p>Mar 14, 2018 4:07:26 PM</text:p>
          </table:table-cell>
          <table:table-cell office:value-type="string" calcext:value-type="string">
            <text:p>Mar 28, 2018 4:15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91" xlink:type="simple">Dúvida | Como Permitir Alterar Preço Quantidade Quando Informado Pedido Entrada Nota Integral?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Mar 12, 2018 10:59:00 AM</text:p>
          </table:table-cell>
          <table:table-cell office:value-type="string" calcext:value-type="string">
            <text:p>Mar 12, 2018 11:24:23 AM</text:p>
          </table:table-cell>
          <table:table-cell office:value-type="string" calcext:value-type="string">
            <text:p>Mar 13, 2018 4:21:00 PM</text:p>
          </table:table-cell>
          <table:table-cell office:value-type="string" calcext:value-type="string">
            <text:p>Mar 26, 2018 2:55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0" xlink:type="simple">Dúvida | Como Configurar Alterar Regime Tributação Filial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 19, 2018 9:41:57 AM</text:p>
          </table:table-cell>
          <table:table-cell office:value-type="string" calcext:value-type="string">
            <text:p>Mar 20, 2018 10:23:46 AM</text:p>
          </table:table-cell>
          <table:table-cell office:value-type="string" calcext:value-type="string">
            <text:p>Mar 22, 2018 8:44:59 PM</text:p>
          </table:table-cell>
          <table:table-cell office:value-type="string" calcext:value-type="string">
            <text:p>Apr 1, 2018 4:27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48" xlink:type="simple">Dúvida | Como Funciona Tributações NCM Venda ECF Novo Erp?</text:a></text:p>
          </table:table-cell>
          <table:table-cell office:value-type="float" office:value="8" calcext:value-type="float">
            <text:p>8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 21, 2018 9:43:40 AM</text:p>
          </table:table-cell>
          <table:table-cell office:value-type="string" calcext:value-type="string">
            <text:p>Mar 26, 2018 3:02:48 PM</text:p>
          </table:table-cell>
          <table:table-cell office:value-type="string" calcext:value-type="string">
            <text:p>Mar 26, 2018 2:51:45 PM</text:p>
          </table:table-cell>
          <table:table-cell office:value-type="string" calcext:value-type="string">
            <text:p>Apr 1, 2018 1:5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0" xlink:type="simple">Dúvida | Qual Funcionalidade EAN Marcado Como Principal Novo Erp?</text:a>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ar 21, 2018 3:12:01 PM</text:p>
          </table:table-cell>
          <table:table-cell office:value-type="string" calcext:value-type="string">
            <text:p>Mar 26, 2018 3:10:22 PM</text:p>
          </table:table-cell>
          <table:table-cell office:value-type="string" calcext:value-type="string">
            <text:p>Mar 26, 2018 3:03:01 PM</text:p>
          </table:table-cell>
          <table:table-cell office:value-type="string" calcext:value-type="string">
            <text:p>Apr 1, 2018 1:35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00" xlink:type="simple">Dúvida | Como Gerar EFD Pis Cofins Registro 0120 Escrituração Sem Dados Integral?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Mar 22, 2018 2:56:58 PM</text:p>
          </table:table-cell>
          <table:table-cell office:value-type="string" calcext:value-type="string">
            <text:p>Mar 22, 2018 3:43:24 PM</text:p>
          </table:table-cell>
          <table:table-cell office:value-type="string" calcext:value-type="string">
            <text:p>Mar 23, 2018 12:46:00 PM</text:p>
          </table:table-cell>
          <table:table-cell office:value-type="string" calcext:value-type="string">
            <text:p>Mar 30, 2018 8:5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Feb 1, 2018 3:18:52 P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Mar 16, 2018 4:1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Mar 15, 2018 11:10:18 A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Mar 28, 2018 4:11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office:value-type="string" calcext:value-type="string">
            <text:p>Mar 14, 2018 4:09:35 PM</text:p>
          </table:table-cell>
          <table:table-cell office:value-type="string" calcext:value-type="string">
            <text:p>Apr 2, 2018 9:2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Nov 28, 2017 4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20" xlink:type="simple">Dúvida | Como Adequar Rotinas Controle Validade Para Utilizar Arquivo SP14A58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r 6, 2018 10:27:14 AM</text:p>
          </table:table-cell>
          <table:table-cell office:value-type="string" calcext:value-type="string">
            <text:p>Mar 12, 2018 10:11:36 AM</text:p>
          </table:table-cell>
          <table:table-cell office:value-type="string" calcext:value-type="string">
            <text:p>Mar 12, 2018 9:39:10 AM</text:p>
          </table:table-cell>
          <table:table-cell office:value-type="string" calcext:value-type="string">
            <text:p>Mar 12, 2018 10:0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43" xlink:type="simple">Dúvida | Como Parametrizar Entrada Nota Fiscal Através Arquivo XM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 26, 2018 2:16:36 PM</text:p>
          </table:table-cell>
          <table:table-cell office:value-type="string" calcext:value-type="string">
            <text:p>Apr 2, 2018 9:58:55 AM</text:p>
          </table:table-cell>
          <table:table-cell office:value-type="string" calcext:value-type="string">
            <text:p>Mar 28, 2018 2:58:00 PM</text:p>
          </table:table-cell>
          <table:table-cell office:value-type="string" calcext:value-type="string">
            <text:p>Apr 2, 2018 9:3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Sep 1, 2017 2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office:value-type="string" calcext:value-type="string">
            <text:p>Feb 28, 2018 7:40:44 PM</text:p>
          </table:table-cell>
          <table:table-cell office:value-type="string" calcext:value-type="string">
            <text:p>Mar 7, 2018 11:3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79" xlink:type="simple">Dúvida | Como Emitir Relatório Conferência Divergência NCM Entrada Integral?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Mar 29, 2018 10:02:36 AM</text:p>
          </table:table-cell>
          <table:table-cell office:value-type="string" calcext:value-type="string">
            <text:p>Mar 29, 2018 4:18:49 PM</text:p>
          </table:table-cell>
          <table:table-cell office:value-type="string" calcext:value-type="string">
            <text:p>Mar 29, 2018 4:13:18 PM</text:p>
          </table:table-cell>
          <table:table-cell office:value-type="string" calcext:value-type="string">
            <text:p>Apr 2, 2018 9:3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Apr 2, 2018 10:06:17 AM</text:p>
          </table:table-cell>
          <table:table-cell office:value-type="string" calcext:value-type="string">
            <text:p>Feb 26, 2018 3:56:32 PM</text:p>
          </table:table-cell>
          <table:table-cell office:value-type="string" calcext:value-type="string">
            <text:p>Apr 2, 2018 10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office:value-type="string" calcext:value-type="string">
            <text:p>Oct 2, 2017 10:07:03 AM</text:p>
          </table:table-cell>
          <table:table-cell office:value-type="string" calcext:value-type="string">
            <text:p>Mar 23, 2018 10:4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Feb 28, 2018 7:41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office:value-type="string" calcext:value-type="string">
            <text:p>Mar 14, 2018 4:08:33 PM</text:p>
          </table:table-cell>
          <table:table-cell office:value-type="string" calcext:value-type="string">
            <text:p>Apr 2, 2018 9:24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an 17, 2018 3:19:42 PM</text:p>
          </table:table-cell>
          <table:table-cell office:value-type="string" calcext:value-type="string">
            <text:p>Mar 14, 2018 3:20:14 PM</text:p>
          </table:table-cell>
          <table:table-cell office:value-type="string" calcext:value-type="string">
            <text:p>Mar 14, 2018 5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34" xlink:type="simple">Dúvida | Como Cadastrar Contador Signatário Integral Varejo?</text:a>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r 23, 2018 12:45:20 PM</text:p>
          </table:table-cell>
          <table:table-cell office:value-type="string" calcext:value-type="string">
            <text:p>Mar 23, 2018 2:19:23 PM</text:p>
          </table:table-cell>
          <table:table-cell office:value-type="string" calcext:value-type="string">
            <text:p>Mar 23, 2018 2:27:55 PM</text:p>
          </table:table-cell>
          <table:table-cell office:value-type="string" calcext:value-type="string">
            <text:p>Apr 2, 2018 9:0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Mar 12, 2018 5:2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table:number-columns-repeated="2" office:value-type="string" calcext:value-type="string">
            <text:p>Mar 14, 2018 4:10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table:number-columns-repeated="2" office:value-type="string" calcext:value-type="string">
            <text:p>Mar 14, 2018 4:41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an 17, 2018 3:12:11 PM</text:p>
          </table:table-cell>
          <table:table-cell table:number-columns-repeated="2" office:value-type="string" calcext:value-type="string">
            <text:p>Mar 14, 2018 4:1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76" xlink:type="simple">Dúvida | Como Configurar Origem Produto Mercadoria Constante Estoque Novo Erp?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Mar 7, 2018 10:56:44 AM</text:p>
          </table:table-cell>
          <table:table-cell office:value-type="string" calcext:value-type="string">
            <text:p>Mar 21, 2018 9:40:34 AM</text:p>
          </table:table-cell>
          <table:table-cell table:number-columns-repeated="2" office:value-type="string" calcext:value-type="string">
            <text:p>Mar 7, 2018 3:26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8" xlink:type="simple">Dúvida | Como Funciona Parâmetro Sitef Ticket Reduzido Novo Erp?</text:a>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r 13, 2018 3:23:10 PM</text:p>
          </table:table-cell>
          <table:table-cell office:value-type="string" calcext:value-type="string">
            <text:p>Mar 13, 2018 4:21:13 PM</text:p>
          </table:table-cell>
          <table:table-cell table:number-columns-repeated="2" office:value-type="string" calcext:value-type="string">
            <text:p>Mar 26, 2018 9:39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58" xlink:type="simple">Dúvida | Como Não Atualizar NCM Cadastro Produto Entrada Nota Fiscal Através XML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r 27, 2018 10:12:57 AM</text:p>
          </table:table-cell>
          <table:table-cell office:value-type="string" calcext:value-type="string">
            <text:p>Apr 2, 2018 9:29:33 AM</text:p>
          </table:table-cell>
          <table:table-cell table:number-columns-repeated="2" office:value-type="string" calcext:value-type="string">
            <text:p>Mar 28, 2018 2:56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64" xlink:type="simple">Dúvida | Como Configurar Tributações Estaduais Produtos Destino Estados Diferentes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9, 2018 2:36:35 PM</text:p>
          </table:table-cell>
          <table:table-cell office:value-type="string" calcext:value-type="string">
            <text:p>Mar 21, 2018 9:18:4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26" xlink:type="simple">Dúvida | Como Emitir Nota Fiscal Partir Pedido Venda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12, 2018 3:22:21 PM</text:p>
          </table:table-cell>
          <table:table-cell office:value-type="string" calcext:value-type="string">
            <text:p>Mar 21, 2018 9:21:4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60" xlink:type="simple">Dúvida | Como Vincular Tributação Estadual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1, 2018 11:36:15 AM</text:p>
          </table:table-cell>
          <table:table-cell office:value-type="string" calcext:value-type="string">
            <text:p>Mar 21, 2018 12:43:0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10" xlink:type="simple">Dúvida | Como Configurar Tributação Estadual Redução Base ICMS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8, 2018 9:37:15 AM</text:p>
          </table:table-cell>
          <table:table-cell office:value-type="string" calcext:value-type="string">
            <text:p>Mar 22, 2018 1:3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71" xlink:type="simple">Dúvida | Como Inserir NCM Cadastro Produtos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1, 2018 12:53:38 PM</text:p>
          </table:table-cell>
          <table:table-cell office:value-type="string" calcext:value-type="string">
            <text:p>Mar 21, 2018 3:01:4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9" xlink:type="simple">Dúvida | Como Funciona Rotina Regravar Tributação Produto Para NCM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13, 2018 10:48:20 AM</text:p>
          </table:table-cell>
          <table:table-cell office:value-type="string" calcext:value-type="string">
            <text:p>Mar 22, 2018 1:43:5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42" xlink:type="simple">Dúvida | Como Funciona Hierarquia Tributação Estadual Federal Para Emissão Nota Fiscal Novo Erp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9, 2018 9:17:34 AM</text:p>
          </table:table-cell>
          <table:table-cell office:value-type="string" calcext:value-type="string">
            <text:p>Apr 2, 2018 8:59:1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05" xlink:type="simple">Dúvida | Como Atualizar NCM Cadastro Produto Entrada Nota Fiscal Através XML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8 11:02:52 AM</text:p>
          </table:table-cell>
          <table:table-cell office:value-type="string" calcext:value-type="string">
            <text:p>Apr 2, 2018 9:30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92" xlink:type="simple">Dúvida | Como Será Envio EFD REINF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9, 2018 12:59:25 PM</text:p>
          </table:table-cell>
          <table:table-cell office:value-type="string" calcext:value-type="string">
            <text:p>Apr 2, 2018 8:34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Default" office:value-type="string" calcext:value-type="string">
            <text:p>soma:</text:p>
          </table:table-cell>
          <table:table-cell table:style-name="Default" table:formula="of:=SUM([.B1:.B851])" office:value-type="float" office:value="79313" calcext:value-type="float">
            <text:p>79313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0:11.650137802</meta:creation-date>
    <dc:date>2018-04-02T11:22:23.266040073</dc:date>
    <meta:editing-duration>PT10M23S</meta:editing-duration>
    <meta:editing-cycles>3</meta:editing-cycles>
    <meta:generator>LibreOffice/5.1.6.2$Linux_X86_64 LibreOffice_project/10m0$Build-2</meta:generator>
    <meta:document-statistic meta:table-count="1" meta:cell-count="5959" meta:object-count="0"/>
  </office:meta>
</office:document-meta>
</file>